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50cf2" officeooo:paragraph-rsid="00350cf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50cf2" officeooo:paragraph-rsid="004db13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d531a" officeooo:paragraph-rsid="001d531a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fcafc" officeooo:paragraph-rsid="003fcafc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baf87" officeooo:paragraph-rsid="003baf8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baf87" officeooo:paragraph-rsid="003baf87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495658" officeooo:paragraph-rsid="00495658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officeooo:rsid="003baf87" officeooo:paragraph-rsid="003baf87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officeooo:paragraph-rsid="003dcbc2"/>
    </style:style>
    <style:style style:name="P11" style:family="paragraph" style:parent-style-name="Standard">
      <style:paragraph-properties fo:text-align="start" style:justify-single-word="false"/>
      <style:text-properties officeooo:paragraph-rsid="0019eb27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8465f" officeooo:paragraph-rsid="004db13a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baf87" officeooo:paragraph-rsid="003baf87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baf87" officeooo:paragraph-rsid="003baf87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baf87" officeooo:paragraph-rsid="003d8cf6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baf87" officeooo:paragraph-rsid="003baf87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d8cf6" officeooo:paragraph-rsid="003d8cf6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50cf2" officeooo:paragraph-rsid="00350cf2" style:font-size-asian="12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6704e" officeooo:paragraph-rsid="0036704e" style:font-size-asian="12pt" style:font-weight-asian="normal" style:font-size-complex="12pt" style:font-weight-complex="normal"/>
    </style:style>
    <style:style style:name="P20" style:family="paragraph" style:parent-style-name="Standard" style:list-style-name="L12">
      <style:paragraph-properties fo:text-align="start" style:justify-single-word="false"/>
      <style:text-properties style:font-name="DejaVu Sans Condensed" fo:font-size="12pt" fo:font-weight="normal" officeooo:rsid="003a1009" officeooo:paragraph-rsid="003a1009" style:font-size-asian="12pt" style:font-weight-asian="normal" style:font-size-complex="12pt" style:font-weight-complex="normal"/>
    </style:style>
    <style:style style:name="P21" style:family="paragraph" style:parent-style-name="Standard" style:list-style-name="L12">
      <style:paragraph-properties fo:text-align="start" style:justify-single-word="false"/>
      <style:text-properties style:font-name="DejaVu Sans Condensed" fo:font-size="12pt" fo:font-weight="normal" officeooo:rsid="003a1009" officeooo:paragraph-rsid="00542eb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a1009" officeooo:paragraph-rsid="00542eba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29b5a0" officeooo:paragraph-rsid="004db13a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a1009" officeooo:paragraph-rsid="00542eba" style:font-size-asian="12pt" style:font-weight-asian="bold" style:font-size-complex="12pt" style:font-weight-complex="bold"/>
    </style:style>
    <style:style style:name="P25" style:family="paragraph" style:parent-style-name="Standard" style:list-style-name="L9">
      <style:paragraph-properties fo:text-align="start" style:justify-single-word="false"/>
      <style:text-properties style:font-name="DejaVu Sans Condensed" fo:font-size="12pt" fo:font-style="normal" fo:font-weight="normal" officeooo:rsid="003d8cf6" officeooo:paragraph-rsid="003d8cf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style="normal" fo:font-weight="normal" officeooo:rsid="003d8cf6" officeooo:paragraph-rsid="003d8cf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style="normal" fo:font-weight="normal" officeooo:rsid="003d8cf6" officeooo:paragraph-rsid="003d8cf6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4">
      <style:paragraph-properties fo:text-align="start" style:justify-single-word="false"/>
      <style:text-properties style:font-name="DejaVu Sans Condensed" fo:font-size="12pt" fo:font-style="normal" fo:font-weight="normal" officeooo:rsid="003d8cf6" officeooo:paragraph-rsid="003dcbc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5">
      <style:paragraph-properties fo:text-align="start" style:justify-single-word="false"/>
      <style:text-properties style:font-name="DejaVu Sans Condensed" fo:font-size="12pt" fo:font-style="normal" fo:font-weight="normal" officeooo:rsid="003d8cf6" officeooo:paragraph-rsid="003dcbc2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6">
      <style:paragraph-properties fo:text-align="start" style:justify-single-word="false"/>
      <style:text-properties style:font-name="DejaVu Sans Condensed" fo:font-size="12pt" fo:font-style="normal" fo:font-weight="normal" officeooo:rsid="003d8cf6" officeooo:paragraph-rsid="003dcbc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8">
      <style:paragraph-properties fo:text-align="start" style:justify-single-word="false"/>
      <style:text-properties style:font-name="DejaVu Sans Condensed" fo:font-size="12pt" fo:font-style="normal" fo:font-weight="normal" officeooo:rsid="003d8cf6" officeooo:paragraph-rsid="00542eb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9">
      <style:paragraph-properties fo:text-align="start" style:justify-single-word="false"/>
      <style:text-properties style:font-name="DejaVu Sans Condensed" fo:font-size="12pt" fo:font-style="normal" fo:font-weight="normal" officeooo:rsid="003d8cf6" officeooo:paragraph-rsid="00542eba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0">
      <style:paragraph-properties fo:text-align="start" style:justify-single-word="false"/>
      <style:text-properties style:font-name="DejaVu Sans Condensed" fo:font-size="12pt" fo:font-style="normal" fo:font-weight="normal" officeooo:rsid="003d8cf6" officeooo:paragraph-rsid="00542eb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9">
      <style:paragraph-properties fo:text-align="start" style:justify-single-word="false"/>
      <style:text-properties style:font-name="DejaVu Sans Condensed" fo:font-size="12pt" fo:font-style="normal" fo:font-weight="normal" officeooo:rsid="003baf87" officeooo:paragraph-rsid="003d8cf6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4">
      <style:paragraph-properties fo:text-align="start" style:justify-single-word="false"/>
      <style:text-properties style:font-name="DejaVu Sans Condensed" fo:font-size="12pt" fo:font-style="normal" fo:font-weight="normal" officeooo:rsid="003baf87" officeooo:paragraph-rsid="003dcbc2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8">
      <style:paragraph-properties fo:text-align="start" style:justify-single-word="false"/>
      <style:text-properties style:font-name="DejaVu Sans Condensed" fo:font-size="12pt" fo:font-style="normal" fo:font-weight="normal" officeooo:rsid="003baf87" officeooo:paragraph-rsid="00542eba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9">
      <style:paragraph-properties fo:text-align="start" style:justify-single-word="false"/>
      <style:text-properties style:font-name="DejaVu Sans Condensed" fo:font-size="12pt" fo:font-style="normal" fo:font-weight="normal" officeooo:rsid="0045ed0a" officeooo:paragraph-rsid="003dcbc2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4">
      <style:paragraph-properties fo:text-align="start" style:justify-single-word="false"/>
      <style:text-properties style:font-name="DejaVu Sans Condensed" fo:font-size="12pt" fo:font-style="normal" fo:font-weight="normal" officeooo:rsid="0045ed0a" officeooo:paragraph-rsid="0045ed0a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8">
      <style:paragraph-properties fo:text-align="start" style:justify-single-word="false"/>
      <style:text-properties style:font-name="DejaVu Sans Condensed" fo:font-size="12pt" fo:font-style="normal" fo:font-weight="normal" officeooo:rsid="0045ed0a" officeooo:paragraph-rsid="00542eba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3">
      <style:paragraph-properties fo:text-align="start" style:justify-single-word="false"/>
      <style:text-properties style:font-name="DejaVu Sans Condensed" fo:font-size="12pt" fo:font-style="normal" fo:font-weight="normal" officeooo:rsid="0040924a" officeooo:paragraph-rsid="003dcbc2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7">
      <style:paragraph-properties fo:text-align="start" style:justify-single-word="false"/>
      <style:text-properties style:font-name="DejaVu Sans Condensed" fo:font-size="12pt" fo:font-style="normal" fo:font-weight="normal" officeooo:rsid="0040924a" officeooo:paragraph-rsid="00542eba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495658" officeooo:paragraph-rsid="00542eba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 style:list-style-name="L7">
      <style:paragraph-properties fo:text-align="start" style:justify-single-word="false"/>
      <style:text-properties style:font-name="DejaVu Sans Condensed" officeooo:rsid="003baf87" officeooo:paragraph-rsid="003baf87"/>
    </style:style>
    <style:style style:name="P44" style:family="paragraph" style:parent-style-name="Standard" style:list-style-name="L13">
      <style:paragraph-properties fo:text-align="start" style:justify-single-word="false"/>
      <style:text-properties style:font-name="DejaVu Sans Condensed" officeooo:rsid="003baf87" officeooo:paragraph-rsid="003dcbc2"/>
    </style:style>
    <style:style style:name="P45" style:family="paragraph" style:parent-style-name="Standard" style:list-style-name="L17">
      <style:paragraph-properties fo:text-align="start" style:justify-single-word="false"/>
      <style:text-properties style:font-name="DejaVu Sans Condensed" officeooo:rsid="003baf87" officeooo:paragraph-rsid="00542eba"/>
    </style:style>
    <style:style style:name="P46" style:family="paragraph" style:parent-style-name="Standard" style:list-style-name="L2">
      <style:paragraph-properties fo:text-align="start" style:justify-single-word="false"/>
      <style:text-properties officeooo:paragraph-rsid="0040924a"/>
    </style:style>
    <style:style style:name="P47" style:family="paragraph" style:parent-style-name="Standard" style:list-style-name="L5">
      <style:paragraph-properties fo:text-align="start" style:justify-single-word="false"/>
      <style:text-properties officeooo:paragraph-rsid="003d8cf6"/>
    </style:style>
    <style:style style:name="P48" style:family="paragraph" style:parent-style-name="Standard" style:list-style-name="L7">
      <style:paragraph-properties fo:text-align="start" style:justify-single-word="false"/>
      <style:text-properties officeooo:paragraph-rsid="003baf87"/>
    </style:style>
    <style:style style:name="P49" style:family="paragraph" style:parent-style-name="Standard" style:list-style-name="L7">
      <style:paragraph-properties fo:text-align="start" style:justify-single-word="false"/>
      <style:text-properties officeooo:paragraph-rsid="0045ed0a"/>
    </style:style>
    <style:style style:name="P50" style:family="paragraph" style:parent-style-name="Standard" style:list-style-name="L8">
      <style:paragraph-properties fo:text-align="start" style:justify-single-word="false"/>
      <style:text-properties officeooo:paragraph-rsid="0045ed0a"/>
    </style:style>
    <style:style style:name="P51" style:family="paragraph" style:parent-style-name="Standard" style:list-style-name="L9">
      <style:paragraph-properties fo:text-align="start" style:justify-single-word="false"/>
      <style:text-properties officeooo:paragraph-rsid="003d8cf6"/>
    </style:style>
    <style:style style:name="P52" style:family="paragraph" style:parent-style-name="Standard" style:list-style-name="L12">
      <style:paragraph-properties fo:text-align="start" style:justify-single-word="false"/>
      <style:text-properties officeooo:paragraph-rsid="003a1009"/>
    </style:style>
    <style:style style:name="P53" style:family="paragraph" style:parent-style-name="Standard" style:list-style-name="L12">
      <style:paragraph-properties fo:text-align="start" style:justify-single-word="false"/>
      <style:text-properties officeooo:paragraph-rsid="00542eba"/>
    </style:style>
    <style:style style:name="P54" style:family="paragraph" style:parent-style-name="Standard" style:list-style-name="L13">
      <style:paragraph-properties fo:text-align="start" style:justify-single-word="false"/>
      <style:text-properties officeooo:paragraph-rsid="0040924a"/>
    </style:style>
    <style:style style:name="P55" style:family="paragraph" style:parent-style-name="Standard" style:list-style-name="L14">
      <style:paragraph-properties fo:text-align="start" style:justify-single-word="false"/>
      <style:text-properties officeooo:paragraph-rsid="003dcbc2"/>
    </style:style>
    <style:style style:name="P56" style:family="paragraph" style:parent-style-name="Standard" style:list-style-name="L17">
      <style:paragraph-properties fo:text-align="start" style:justify-single-word="false"/>
      <style:text-properties officeooo:paragraph-rsid="00542eba"/>
    </style:style>
    <style:style style:name="P57" style:family="paragraph" style:parent-style-name="Standard" style:list-style-name="L18">
      <style:paragraph-properties fo:text-align="start" style:justify-single-word="false"/>
      <style:text-properties officeooo:paragraph-rsid="00542eba"/>
    </style:style>
    <style:style style:name="P58" style:family="paragraph" style:parent-style-name="Standard">
      <style:paragraph-properties fo:text-align="start" style:justify-single-word="false"/>
      <style:text-properties officeooo:paragraph-rsid="00542eba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50cf2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efc66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1663a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a1009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baf87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d8cf6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40924a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47a2eb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a1009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51a749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style="normal" fo:font-weight="normal" officeooo:rsid="003baf87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3dcbc2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3d8cf6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3fcafc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normal" officeooo:rsid="00433666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 Condensed" fo:font-size="12pt" fo:font-style="normal" fo:font-weight="normal" officeooo:rsid="0045ed0a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DejaVu Sans Condensed" fo:font-size="12pt" fo:font-style="normal" fo:font-weight="bold" officeooo:rsid="003baf87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DejaVu Sans Condensed" fo:font-size="12pt" fo:font-style="normal" fo:font-weight="bold" officeooo:rsid="0045ed0a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DejaVu Sans Condensed" fo:font-size="12pt" fo:font-style="normal" fo:font-weight="bold" officeooo:rsid="003dcbc2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Sans Condensed" fo:font-size="12pt" fo:font-style="normal" fo:font-weight="bold" officeooo:rsid="003d8cf6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DejaVu Sans Condensed" fo:font-size="12pt" fo:font-style="italic" fo:font-weight="normal" officeooo:rsid="0045ed0a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DejaVu Sans Condensed" fo:font-size="12pt" fo:font-style="italic" fo:font-weight="normal" officeooo:rsid="003baf87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style:font-name="DejaVu Sans Condensed" officeooo:rsid="003baf87"/>
    </style:style>
    <style:style style:name="T30" style:family="text">
      <style:text-properties style:font-name="DejaVu Sans Condensed" fo:font-weight="bold" style:font-weight-asian="bold" style:font-weight-complex="bold"/>
    </style:style>
    <style:style style:name="T31" style:family="text">
      <style:text-properties style:font-name="DejaVu Sans Condensed" fo:font-weight="bold" officeooo:rsid="0045ed0a" style:font-weight-asian="bold" style:font-weight-complex="bold"/>
    </style:style>
    <style:style style:name="T32" style:family="text">
      <style:text-properties style:font-name="DejaVu Sans Condensed" fo:font-weight="bold" officeooo:rsid="003baf87" style:font-weight-asian="bold" style:font-weight-complex="bold"/>
    </style:style>
    <style:style style:name="T33" style:family="text">
      <style:text-properties style:font-name="DejaVu Sans Condensed" officeooo:rsid="0045ed0a"/>
    </style:style>
    <style:style style:name="T34" style:family="text">
      <style:text-properties officeooo:rsid="003a7ea4"/>
    </style:style>
    <style:style style:name="T35" style:family="text">
      <style:text-properties officeooo:rsid="003d8cf6"/>
    </style:style>
    <style:style style:name="T36" style:family="text">
      <style:text-properties officeooo:rsid="003e7d75"/>
    </style:style>
    <style:style style:name="T37" style:family="text">
      <style:text-properties officeooo:rsid="0040924a"/>
    </style:style>
    <style:style style:name="T38" style:family="text">
      <style:text-properties officeooo:rsid="0045ed0a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3baf87" style:font-weight-asian="bold" style:font-weight-complex="bold"/>
    </style:style>
    <style:style style:name="T41" style:family="text">
      <style:text-properties fo:font-weight="bold" officeooo:rsid="0047a2eb" style:font-weight-asian="bold" style:font-weight-complex="bold"/>
    </style:style>
    <style:style style:name="T42" style:family="text">
      <style:text-properties fo:font-style="italic" style:text-underline-style="none" officeooo:rsid="004b04b6" style:font-style-asian="italic" style:font-style-complex="italic"/>
    </style:style>
    <style:style style:name="T43" style:family="text">
      <style:text-properties fo:font-weight="normal" officeooo:rsid="003a7ea4" style:font-weight-asian="normal" style:font-weight-complex="normal"/>
    </style:style>
    <style:style style:name="T44" style:family="text">
      <style:text-properties fo:font-weight="normal" officeooo:rsid="0038465f" style:font-weight-asian="normal" style:font-weight-complex="normal"/>
    </style:style>
    <style:style style:name="T45" style:family="text">
      <style:text-properties fo:font-weight="normal" officeooo:rsid="00350cf2" style:font-weight-asian="normal" style:font-weight-complex="normal"/>
    </style:style>
    <style:style style:name="T46" style:family="text">
      <style:text-properties officeooo:rsid="004fe7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7">4</text:span><text:span text:style-name="T8">0</text:span><text:span text:style-name="T7">1</text:span><text:span text:style-name="T4"> - </text:span><text:span text:style-name="T2">A/</text:span><text:span text:style-name="T3">A</text:span><text:span text:style-name="T5"> - </text:span><text:span text:style-name="T6">Radar, Missiles, and Guns</text:span></text:p>
      <text:p text:style-name="P5">TODO: Test Sight Cage button</text:p>
      <text:p text:style-name="P1"/>
      <text:p text:style-name="P3">General dogfighting tips:</text:p>
      <text:list xml:id="list3725391689" text:style-name="L1">
        <text:list-item>
          <text:p text:style-name="P12">Best turn performance at 360 kts?? <text:s/><text:span text:style-name="T46">Growling Sidewinder says 450-460 kts.</text:span></text:p>
        </text:list-item>
        <text:list-item>
          <text:p text:style-name="P23"><text:span text:style-name="T43">D</text:span><text:span text:style-name="T44">on't go under </text:span><text:span text:style-name="T45">300 kts.</text:span></text:p>
        </text:list-item>
      </text:list>
      <text:p text:style-name="P1"/>
      <text:p text:style-name="P4">Radar</text:p>
      <text:p text:style-name="P7">General Info</text:p>
      <text:list xml:id="list1840490454" text:style-name="L2">
        <text:list-item>
          <text:p text:style-name="P46"><text:span text:style-name="T13">Radar a</text:span><text:span text:style-name="T11">zimuth: +/-45 deg (not adjustable)</text:span></text:p>
        </text:list-item>
        <text:list-item>
          <text:p text:style-name="P13">Targets can be locked within 10 nmi. <text:s/>TDC cursor only appears when radar is set to 20 nmi or less.</text:p>
        </text:list-item>
      </text:list>
      <text:p text:style-name="P9"><text:span text:style-name="T11">S</text:span><text:span text:style-name="T10">earch and lock targets</text:span></text:p>
      <text:list xml:id="list1730305472" text:style-name="L3">
        <text:list-item>
          <text:p text:style-name="P14"><text:span text:style-name="T39">Radar</text:span> knob ... <text:span text:style-name="T39">OPER</text:span></text:p>
        </text:list-item>
        <text:list-item>
          <text:p text:style-name="P14">Set <text:span text:style-name="T39">range</text:span> <text:span text:style-name="T36">with </text:span><text:span text:style-name="T39">Middle Finger Hat left/right</text:span>.</text:p>
        </text:list-item>
        <text:list-item>
          <text:p text:style-name="P14">Set <text:span text:style-name="T39">elevation</text:span> <text:span text:style-name="T36">with </text:span><text:span text:style-name="T39">Middle Finger Hat up/down</text:span>.</text:p>
        </text:list-item>
        <text:list-item>
          <text:p text:style-name="P14">When target is within 10 nmi, use <text:span text:style-name="T39">TDC</text:span> to slew cursor and <text:span text:style-name="T39">TDC press</text:span> to lock.</text:p>
        </text:list-item>
      </text:list>
      <text:list xml:id="list1031866075" text:style-name="L4">
        <text:list-item>
          <text:list>
            <text:list-item>
              <text:p text:style-name="P16">Press <text:span text:style-name="T39">Dogfight Switch </text:span><text:span text:style-name="T41">c</text:span><text:span text:style-name="T39">enter</text:span> (<text:span text:style-name="T39">Gray Reset Hat press</text:span>) to unlock.</text:p>
            </text:list-item>
          </text:list>
        </text:list-item>
      </text:list>
      <text:list xml:id="list124135162594248" text:continue-list="list1730305472" text:style-name="L3">
        <text:list-item>
          <text:p text:style-name="P15">When target is locked:</text:p>
        </text:list-item>
      </text:list>
      <text:list xml:id="list3513194498" text:style-name="L5">
        <text:list-item>
          <text:list>
            <text:list-item>
              <text:p text:style-name="P17">LOCK light appears on right hand side of radar screen.</text:p>
            </text:list-item>
            <text:list-item>
              <text:p text:style-name="P47"><text:span text:style-name="T12">R</text:span><text:span text:style-name="T11">adar display changes to boresight view (az/el).</text:span></text:p>
            </text:list-item>
            <text:list-item>
              <text:p text:style-name="P47"><text:span text:style-name="T11">Target is the "+" symbol </text:span><text:span text:style-name="T12">relative to your flight path marker </text:span><text:span text:style-name="T14">on the radar</text:span><text:span text:style-name="T12">.</text:span></text:p>
            </text:list-item>
            <text:list-item>
              <text:p text:style-name="P17">B-sweep line on the left becomes range indicator: <text:span text:style-name="T37">horiz. </text:span>line show<text:span text:style-name="T37">s</text:span> target range on vertical axis.</text:p>
            </text:list-item>
          </text:list>
        </text:list-item>
      </text:list>
      <text:p text:style-name="P22"/>
      <text:p text:style-name="P24">Guns</text:p>
      <text:list xml:id="list2549993663" text:style-name="L12">
        <text:list-item>
          <text:p text:style-name="P53"><text:span text:style-name="T9">A/A1</text:span><text:span text:style-name="T15"> mode - Maneuvering targets</text:span><text:span text:style-name="T16"> o</text:span><text:span text:style-name="T12">r snapshot</text:span><text:span text:style-name="T16">s</text:span></text:p>
        </text:list-item>
        <text:list-item>
          <text:p text:style-name="P21"><text:span text:style-name="T39">A/A2</text:span> mode - Non-maneuvering <text:span text:style-name="T34">or constant-rate </text:span>targets</text:p>
        </text:list-item>
      </text:list>
      <text:p text:style-name="P42">Visual attack</text:p>
      <text:list xml:id="list335155740" text:style-name="L17">
        <text:list-item>
          <text:p text:style-name="P45">Set <text:span text:style-name="T39">weapon arming switch</text:span> (guarded) to <text:span text:style-name="T39">GUNS MSL &amp; CAMR</text:span>.</text:p>
        </text:list-item>
        <text:list-item>
          <text:p text:style-name="P56"><text:span text:style-name="T17">Set </text:span><text:span text:style-name="T22">gunsight</text:span><text:span text:style-name="T17"> </text:span><text:span text:style-name="T24">MODE</text:span><text:span text:style-name="T17"> knob to </text:span><text:span text:style-name="T25">A/A1</text:span><text:span text:style-name="T18"> or </text:span><text:span text:style-name="T25">A/A2</text:span><text:span text:style-name="T17">.</text:span></text:p>
        </text:list-item>
        <text:list-item>
          <text:p text:style-name="P41">Fire with <text:span text:style-name="T39">Trigger</text:span>.</text:p>
        </text:list-item>
      </text:list>
      <text:p text:style-name="P58"><text:span text:style-name="T27">With r</text:span><text:span text:style-name="T28">adar </text:span><text:span text:style-name="T27">ranging</text:span></text:p>
      <text:list xml:id="list3613273476" text:style-name="L18">
        <text:list-item>
          <text:p text:style-name="P31">Acquire target either manually or automatically:</text:p>
        </text:list-item>
      </text:list>
      <text:list xml:id="list3541495038" text:style-name="L19">
        <text:list-item>
          <text:list>
            <text:list-item>
              <text:p text:style-name="P32">Manually:</text:p>
            </text:list-item>
          </text:list>
        </text:list-item>
      </text:list>
      <text:list xml:id="list124136285650648" text:continue-list="list3613273476" text:style-name="L18">
        <text:list-item>
          <text:list>
            <text:list-item>
              <text:list>
                <text:list-item>
                  <text:p text:style-name="P36">Lock target as described in radar section <text:span text:style-name="T35">above</text:span>.</text:p>
                </text:list-item>
              </text:list>
            </text:list-item>
          </text:list>
        </text:list-item>
      </text:list>
      <text:list xml:id="list2141276302" text:style-name="L20">
        <text:list-item>
          <text:list>
            <text:list-item>
              <text:p text:style-name="P33">Automatically:</text:p>
            </text:list-item>
          </text:list>
        </text:list-item>
      </text:list>
      <text:list xml:id="list124136106767706" text:continue-list="list124136285650648" text:style-name="L18">
        <text:list-item>
          <text:list>
            <text:list-item>
              <text:list>
                <text:list-item>
                  <text:p text:style-name="P57"><text:span text:style-name="T17">Press </text:span><text:span text:style-name="T23">Dogfight switch </text:span><text:span text:style-name="T25">backward</text:span><text:span text:style-name="T17"> (</text:span><text:span text:style-name="T23">Gray Reset Hat </text:span><text:span text:style-name="T25">backward</text:span><text:span text:style-name="T17">) </text:span><text:span text:style-name="T18">to enter </text:span><text:span text:style-name="T25">Dogfight Gun (DG)</text:span><text:span text:style-name="T18"> mode</text:span><text:span text:style-name="T17">. <text:s/></text:span><text:span text:style-name="T22">Pipper s</text:span><text:span text:style-name="T21">ame as A/A1 mode??</text:span></text:p>
                </text:list-item>
                <text:list-item>
                  <text:p text:style-name="P36">Radar will look for nearest target within 5 nmi and lock it automatically.</text:p>
                </text:list-item>
              </text:list>
            </text:list-item>
          </text:list>
        </text:list-item>
        <text:list-item>
          <text:p text:style-name="P39">Radar screen will show steering cues and ranging information, and gunsight pipper will show ranging ring.</text:p>
        </text:list-item>
        <text:list-item>
          <text:p text:style-name="P57"><text:span text:style-name="T26">In-range marker</text:span><text:span text:style-name="T19"> appears at 2:30 o'clock outside pipper. <text:s/>When </text:span><text:span text:style-name="T18">it appears</text:span><text:span text:style-name="T19">, target is in range.</text:span></text:p>
        </text:list-item>
      </text:list>
      <text:p text:style-name="P6"/>
      <text:p text:style-name="P2">AIM-9 <text:span text:style-name="T38">Sidewinders</text:span></text:p>
      <text:list xml:id="list1428870078" text:style-name="L6">
        <text:list-item>
          <text:p text:style-name="P18"><text:span text:style-name="T39">AIM-9P-5</text:span><text:span text:style-name="T1"> - All Aspect</text:span></text:p>
        </text:list-item>
        <text:list-item>
          <text:p text:style-name="P18"><text:span text:style-name="T39">AIM-9P-3</text:span> - Rear Aspect</text:p>
        </text:list-item>
        <text:list-item>
          <text:p text:style-name="P19"><text:span text:style-name="T39">GAR-8 </text:span><text:span text:style-name="T40">(</text:span><text:span text:style-name="T39">AIM-9B</text:span><text:span text:style-name="T40">)</text:span> - Rear Aspect, tailpipe only, non-maneuvering targets</text:p>
        </text:list-item>
      </text:list>
      <text:p text:style-name="P8">Visual attack</text:p>
      <text:list xml:id="list298495373" text:style-name="L7">
        <text:list-item>
          <text:p text:style-name="P48"><text:span text:style-name="T1">Set </text:span><text:span text:style-name="T33">g</text:span><text:span text:style-name="T1">unsight </text:span><text:span text:style-name="T31">MODE</text:span><text:span text:style-name="T1"> knob to </text:span><text:span text:style-name="T30">MSL</text:span><text:span text:style-name="T1">.</text:span></text:p>
        </text:list-item>
        <text:list-item>
          <text:p text:style-name="P43">Turn on <text:span text:style-name="T39">outer pylon switches</text:span> to arm missiles. <text:s/>With both armed, left missile will fire first.</text:p>
        </text:list-item>
        <text:list-item>
          <text:p text:style-name="P49"><text:span text:style-name="T29">Set </text:span><text:span text:style-name="T32">weapon arming switch</text:span><text:span text:style-name="T29"> (guarded) to </text:span><text:span text:style-name="T32">GUNS MSL &amp; CAMR</text:span><text:span text:style-name="T29">.</text:span></text:p>
        </text:list-item>
        <text:list-item>
          <text:p text:style-name="P49"><text:span text:style-name="T17">Fly to put target in pipper, listen for </text:span><text:span text:style-name="T20">tone</text:span><text:span text:style-name="T17">, </text:span><text:span text:style-name="T23">press and hold </text:span><text:span text:style-name="T24">Uncage button</text:span><text:span text:style-name="T17"> </text:span><text:span text:style-name="T20">to allow maneuvering while keeping lock.</text:span></text:p>
        </text:list-item>
        <text:list-item>
          <text:p text:style-name="P49"><text:span text:style-name="T22">When you have tone, </text:span><text:span text:style-name="T24">press and hold </text:span><text:span text:style-name="T23">Red Button </text:span><text:span text:style-name="T24">to fire</text:span><text:span text:style-name="T17">.</text:span></text:p>
        </text:list-item>
      </text:list>
      <text:list xml:id="list2713527255" text:style-name="L8">
        <text:list-item>
          <text:list>
            <text:list-item>
              <text:p text:style-name="P50"><text:span text:style-name="T17">Don't fire if </text:span><text:span text:style-name="T23">Excess-G mark</text:span><text:span text:style-name="T24">er</text:span><text:span text:style-name="T17"> appears under pipper.</text:span></text:p>
            </text:list-item>
          </text:list>
        </text:list-item>
      </text:list>
      <text:p text:style-name="P7"><text:span text:style-name="T38">With r</text:span>adar <text:span text:style-name="T38">ranging</text:span></text:p>
      <text:list xml:id="list4077301311" text:style-name="L9">
        <text:list-item>
          <text:p text:style-name="P25">Acquire target either manually or automatically:</text:p>
        </text:list-item>
      </text:list>
      <text:list xml:id="list3009114471" text:style-name="L10">
        <text:list-item>
          <text:list>
            <text:list-item>
              <text:p text:style-name="P26">Manually:</text:p>
            </text:list-item>
          </text:list>
        </text:list-item>
      </text:list>
      <text:list xml:id="list124134878965142" text:continue-list="list4077301311" text:style-name="L9">
        <text:list-item>
          <text:list>
            <text:list-item>
              <text:list>
                <text:list-item>
                  <text:p text:style-name="P34">Lock target as described in radar section <text:span text:style-name="T35">above</text:span>.</text:p>
                </text:list-item>
              </text:list>
            </text:list-item>
          </text:list>
        </text:list-item>
      </text:list>
      <text:list xml:id="list4254383897" text:style-name="L11">
        <text:list-item>
          <text:list>
            <text:list-item>
              <text:p text:style-name="P27">Automatically:</text:p>
            </text:list-item>
          </text:list>
        </text:list-item>
      </text:list>
      <text:list xml:id="list124135986842304" text:continue-list="list124134878965142" text:style-name="L9">
        <text:list-item>
          <text:list>
            <text:list-item>
              <text:list>
                <text:list-item>
                  <text:p text:style-name="P51"><text:span text:style-name="T17">Press </text:span><text:span text:style-name="T23">Dogfight switch forward</text:span><text:span text:style-name="T17"> (</text:span><text:span text:style-name="T23">Gray Reset Hat forward</text:span><text:span text:style-name="T17">) </text:span><text:span text:style-name="T18">to enter </text:span><text:span text:style-name="T25">Dogfight Missile (DM)</text:span><text:span text:style-name="T18"> mode</text:span><text:span text:style-name="T17">.</text:span></text:p>
                </text:list-item>
                <text:list-item>
                  <text:p text:style-name="P34">Radar will look for nearest target within 5 nmi and lock it automatically.</text:p>
                </text:list-item>
              </text:list>
            </text:list-item>
          </text:list>
        </text:list-item>
        <text:list-item>
          <text:p text:style-name="P37">Radar screen will show steering cues and ranging information, and gunsight pipper will show ranging ring. <text:s/><text:span text:style-name="T42">Gunsight pipper does not point to target, nor does the seeker slave to the radar lock.</text:span></text:p>
        </text:list-item>
        <text:list-item>
          <text:p text:style-name="P51"><text:span text:style-name="T26">In-range marker</text:span><text:span text:style-name="T19"> appears at 2:30 o'clock outside pipper. <text:s/>When </text:span><text:span text:style-name="T18">it appears</text:span><text:span text:style-name="T19">, target is in rang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1T12:41:34.448000000</dc:date>
    <meta:editing-duration>PT8H30M19S</meta:editing-duration>
    <meta:editing-cycles>5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6" meta:word-count="509" meta:character-count="2851" meta:non-whitespace-character-count="2435"/>
  </office:meta>
</office:document-meta>
</file>